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8.11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04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9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5" style:family="table-cell" style:parent-style-name="Default" style:data-style-name="N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9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0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1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1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14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1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11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17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68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75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8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5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184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5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86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3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8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2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7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5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117">
      <style:table-cell-properties fo:border-bottom="0.06pt solid #000000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117">
      <style:table-cell-properties fo:border-bottom="0.06pt solid #000000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8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46" style:family="table-cell" style:parent-style-name="Excel_20_Built-in_20_Comma" style:data-style-name="N117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47" style:family="table-cell" style:parent-style-name="Excel_20_Built-in_20_Comma" style:data-style-name="N117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0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5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151" style:family="table-cell" style:parent-style-name="Default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74" style:family="table-cell" style:parent-style-name="Default" style:data-style-name="N117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1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117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3" style:family="table-cell" style:parent-style-name="Default" style:data-style-name="N117">
      <style:table-cell-properties style:cell-protect="protected" style:print-content="true" fo:border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6" style:family="table-cell" style:parent-style-name="Default" style:data-style-name="N117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89" style:family="table-cell" style:parent-style-name="Default" style:data-style-name="N117">
      <style:table-cell-properties style:cell-protect="protected" style:print-content="tru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2" style:family="table-cell" style:parent-style-name="Excel_20_Built-in_20_Comma" style:data-style-name="N117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63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66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8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0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58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83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90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3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4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5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6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fo:color="#ff0000" style:font-name="Arial1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8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9" style:family="table-cell" style:parent-style-name="Default" style:data-style-name="N118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0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cc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3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06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1" style:family="table-cell" style:parent-style-name="Default" style:data-style-name="N0">
      <style:table-cell-properties fo:background-color="#ffffff" fo:border="0.06pt solid #000000"/>
    </style:style>
    <style:style style:name="ce102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03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2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213" style:family="table-cell" style:parent-style-name="Excel_20_Built-in_20_Percen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214" style:family="table-cell" style:parent-style-name="Excel_20_Built-in_20_Explanatory_20_Text" style:data-style-name="N1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215" style:family="table-cell" style:parent-style-name="Excel_20_Built-in_20_Percen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8" style:family="table-cell" style:parent-style-name="Default" style:data-style-name="N115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1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0" style:family="table-cell" style:parent-style-name="Default" style:data-style-name="N0">
      <style:table-cell-properties style:cell-protect="protected" style:print-content="true" fo:border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1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230" style:family="table-cell" style:parent-style-name="Default" style:data-style-name="N100">
      <style:table-cell-properties style:rotation-align="none"/>
    </style:style>
    <style:style style:name="ce2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32" style:family="table-cell" style:parent-style-name="Default" style:data-style-name="N4">
      <style:table-cell-properties style:rotation-align="none"/>
    </style:style>
    <style:style style:name="ce233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4" table:default-cell-style-name="ce1"/>
        <table:table-column table:style-name="co8" table:default-cell-style-name="ce206"/>
        <table:table-column table:style-name="co8" table:number-columns-repeated="51" table:default-cell-style-name="ce1"/>
        <table:table-column table:style-name="co8" table:number-columns-repeated="959" table:default-cell-style-name="Default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CADA Y BANCO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50"/>
          <table:table-cell table:number-columns-repeated="960"/>
        </table:table-row>
        <table:table-row table:style-name="ro1">
          <table:table-cell table:style-name="ce8" table:number-columns-repeated="12"/>
          <table:table-cell table:style-name="ce9"/>
          <table:table-cell table:style-name="ce7" table:number-columns-repeated="51"/>
          <table:table-cell table:number-columns-repeated="960"/>
        </table:table-row>
        <table:table-row table:style-name="ro1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1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02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Caja y Bancos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3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02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Octu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1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7" table:number-columns-repeated="12"/>
          <table:table-cell table:style-name="ce17"/>
          <table:table-cell table:style-name="ce7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04" office:value-type="string" calcext:value-type="string" table:number-columns-spanned="1" table:number-rows-spanned="2">
            <text:p>Código</text:p>
          </table:table-cell>
          <table:table-cell table:style-name="ce111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06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04" office:value-type="string" calcext:value-type="string" table:number-columns-spanned="1" table:number-rows-spanned="2">
            <text:p>Código</text:p>
          </table:table-cell>
          <table:table-cell table:style-name="ce111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07" office:value-type="string" office:string-value="Ref. PT" calcext:value-type="string" table:number-columns-spanned="1" table:number-rows-spanned="2">
            <text:p><text:s/>Ref. PT </text:p>
          </table:table-cell>
          <table:table-cell table:style-name="ce111" office:value-type="string" calcext:value-type="string" table:number-columns-spanned="1" table:number-rows-spanned="2">
            <text:p>Ref</text:p>
          </table:table-cell>
          <table:table-cell table:style-name="ce111" office:value-type="string" calcext:value-type="string" table:number-columns-spanned="2" table:number-rows-spanned="1">
            <text:p>Variaciones</text:p>
          </table:table-cell>
          <table:covered-table-cell/>
          <table:table-cell table:style-name="ce108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50"/>
          <table:table-cell table:number-columns-repeated="960"/>
        </table:table-row>
        <table:table-row table:style-name="ro1">
          <table:covered-table-cell table:number-columns-repeated="2"/>
          <table:table-cell table:style-name="ce21" office:value-type="date" office:date-value="2020-10-31" calcext:value-type="date">
            <text:p>31-oct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50"/>
          <table:table-cell table:number-columns-repeated="960"/>
        </table:table-row>
        <table:table-row table:style-name="ro1">
          <table:table-cell table:style-name="ce39"/>
          <table:table-cell table:style-name="ce112"/>
          <table:table-cell table:style-name="ce25"/>
          <table:table-cell table:style-name="ce26"/>
          <table:table-cell table:style-name="ce25"/>
          <table:table-cell table:style-name="ce27" table:formula="of:=[.C14]-[.D14]+[.E14]" office:value-type="float" office:value="0" calcext:value-type="float">
            <text:p>- </text:p>
          </table:table-cell>
          <table:table-cell table:style-name="ce27"/>
          <table:table-cell table:style-name="ce25"/>
          <table:table-cell table:style-name="ce183"/>
          <table:table-cell table:style-name="ce193"/>
          <table:table-cell table:style-name="ce198"/>
          <table:table-cell table:style-name="ce189" table:formula="of:=[.F14]-[.I14]" office:value-type="float" office:value="0" calcext:value-type="float">
            <text:p>- </text:p>
          </table:table-cell>
          <table:table-cell table:style-name="ce212" table:formula="of:=[.L14]/[.$L$30]" office:value-type="percentage" office:value="-0" calcext:value-type="percentage">
            <text:p>0.00 %</text:p>
          </table:table-cell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5" office:value-type="string" office:string-value=" 1-1-1-01-03-005 " calcext:value-type="string">
            <text:p><text:s text:c="2"/>1-1-1-01-03-005 <text:s/></text:p>
          </table:table-cell>
          <table:table-cell table:style-name="ce113" office:value-type="string" calcext:value-type="string">
            <text:p><text:s/>BANCO MACHALA CTA.# 1070987135 </text:p>
          </table:table-cell>
          <table:table-cell table:style-name="ce187" office:value-type="float" office:value="523.89" calcext:value-type="float">
            <text:p>524 </text:p>
          </table:table-cell>
          <table:table-cell table:style-name="ce150"/>
          <table:table-cell table:style-name="ce156"/>
          <table:table-cell table:style-name="ce166" table:formula="of:=[.C15]-[.D15]+[.E15]" office:value-type="float" office:value="523.89" calcext:value-type="float">
            <text:p>524 </text:p>
          </table:table-cell>
          <table:table-cell table:style-name="ce38" office:value-type="string" office:string-value="1-1-1-01-03-005" calcext:value-type="string">
            <text:p><text:s/>1-1-1-01-03-005 </text:p>
          </table:table-cell>
          <table:table-cell table:style-name="ce35" office:value-type="string" office:string-value="BANCO MACHALA CTA.# 1070987135" calcext:value-type="string">
            <text:p><text:s/>BANCO MACHALA CTA.# 1070987135 </text:p>
          </table:table-cell>
          <table:table-cell table:style-name="ce156" office:value-type="float" office:value="3671.75" calcext:value-type="float">
            <text:p>3672 </text:p>
          </table:table-cell>
          <table:table-cell table:style-name="ce194"/>
          <table:table-cell table:style-name="ce199"/>
          <table:table-cell table:style-name="ce189" table:formula="of:=[.F15]-[.I15]" office:value-type="float" office:value="-3147.86" calcext:value-type="float">
            <text:p>(3148)</text:p>
          </table:table-cell>
          <table:table-cell table:style-name="ce212" table:formula="of:=[.L15]/[.$L$30]" office:value-type="percentage" office:value="1" calcext:value-type="percentage">
            <text:p>10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2" office:value-type="string" calcext:value-type="string">
            <text:p><text:s/>1-1-1-01-03-001 </text:p>
          </table:table-cell>
          <table:table-cell table:style-name="ce43" office:value-type="string" calcext:value-type="string">
            <text:p><text:s/>Caja Chica (Banco Internacional) </text:p>
          </table:table-cell>
          <table:table-cell table:style-name="ce156" office:value-type="float" office:value="0" calcext:value-type="float">
            <text:p>- </text:p>
          </table:table-cell>
          <table:table-cell table:style-name="ce150"/>
          <table:table-cell table:style-name="ce156"/>
          <table:table-cell table:style-name="ce166" table:formula="of:=[.C16]-[.D16]+[.E16]" office:value-type="float" office:value="0" calcext:value-type="float">
            <text:p>- </text:p>
          </table:table-cell>
          <table:table-cell table:style-name="ce38" office:value-type="string" office:string-value="1-1-1-01-03-001" calcext:value-type="string">
            <text:p><text:s/>1-1-1-01-03-001 </text:p>
          </table:table-cell>
          <table:table-cell table:style-name="ce35" office:value-type="string" office:string-value="Caja Chica (Banco Internacional)" calcext:value-type="string">
            <text:p><text:s/>Caja Chica (Banco Internacional) </text:p>
          </table:table-cell>
          <table:table-cell table:style-name="ce156" office:value-type="float" office:value="0" calcext:value-type="float">
            <text:p>- </text:p>
          </table:table-cell>
          <table:table-cell table:style-name="ce194"/>
          <table:table-cell table:style-name="ce199"/>
          <table:table-cell table:style-name="ce189" table:formula="of:=[.F16]-[.I16]" office:value-type="float" office:value="0" calcext:value-type="float">
            <text:p>- </text:p>
          </table:table-cell>
          <table:table-cell table:style-name="ce212" table:formula="of:=[.L16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3" table:number-columns-repeated="2"/>
          <table:table-cell table:style-name="ce156"/>
          <table:table-cell table:style-name="ce150"/>
          <table:table-cell table:style-name="ce156"/>
          <table:table-cell table:style-name="ce166" table:formula="of:=[.C17]-[.D17]+[.E17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56"/>
          <table:table-cell table:style-name="ce194"/>
          <table:table-cell table:style-name="ce199"/>
          <table:table-cell table:style-name="ce189" table:formula="of:=[.F17]-[.I17]" office:value-type="float" office:value="0" calcext:value-type="float">
            <text:p>- </text:p>
          </table:table-cell>
          <table:table-cell table:style-name="ce212" table:formula="of:=[.L17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5" table:number-columns-repeated="2"/>
          <table:table-cell table:style-name="ce184" table:number-columns-repeated="3"/>
          <table:table-cell table:style-name="ce166" table:formula="of:=[.C18]-[.D18]+[.E18]" office:value-type="float" office:value="0" calcext:value-type="float">
            <text:p>- </text:p>
          </table:table-cell>
          <table:table-cell table:style-name="ce46" table:number-columns-repeated="2"/>
          <table:table-cell table:style-name="ce184"/>
          <table:table-cell table:style-name="ce194"/>
          <table:table-cell table:style-name="ce199"/>
          <table:table-cell table:style-name="ce189" table:formula="of:=[.F18]-[.I18]" office:value-type="float" office:value="0" calcext:value-type="float">
            <text:p>- </text:p>
          </table:table-cell>
          <table:table-cell table:style-name="ce212" table:formula="of:=[.L18]/[.$L$30]" office:value-type="percentage" office:value="-0" calcext:value-type="percentage">
            <text:p>0.00 %</text:p>
          </table:table-cell>
          <table:table-cell table:style-name="ce41"/>
          <table:table-cell table:style-name="ce47" table:number-columns-repeated="50"/>
          <table:table-cell table:number-columns-repeated="960"/>
        </table:table-row>
        <table:table-row table:style-name="ro1">
          <table:table-cell table:style-name="ce43" table:number-columns-repeated="2"/>
          <table:table-cell table:style-name="ce156"/>
          <table:table-cell table:style-name="ce151"/>
          <table:table-cell table:style-name="ce163"/>
          <table:table-cell table:style-name="ce189" table:formula="of:=[.C19]-[.D19]+[.E19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56"/>
          <table:table-cell table:style-name="ce194"/>
          <table:table-cell table:style-name="ce199"/>
          <table:table-cell table:style-name="ce189" table:formula="of:=[.F19]-[.I19]" office:value-type="float" office:value="0" calcext:value-type="float">
            <text:p>- </text:p>
          </table:table-cell>
          <table:table-cell table:style-name="ce212" table:formula="of:=[.L19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3"/>
          <table:table-cell table:style-name="ce114"/>
          <table:table-cell table:style-name="ce156"/>
          <table:table-cell table:style-name="ce151"/>
          <table:table-cell table:style-name="ce156"/>
          <table:table-cell table:style-name="ce189" table:formula="of:=[.C20]-[.D20]+[.E20]" office:value-type="float" office:value="0" calcext:value-type="float">
            <text:p>- </text:p>
          </table:table-cell>
          <table:table-cell table:style-name="ce50" table:number-columns-repeated="2"/>
          <table:table-cell table:style-name="ce156"/>
          <table:table-cell table:style-name="ce194"/>
          <table:table-cell table:style-name="ce199"/>
          <table:table-cell table:style-name="ce189" table:formula="of:=[.F20]-[.I20]" office:value-type="float" office:value="0" calcext:value-type="float">
            <text:p>- </text:p>
          </table:table-cell>
          <table:table-cell table:style-name="ce212" table:formula="of:=[.L20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2"/>
          <table:table-cell table:style-name="ce115"/>
          <table:table-cell table:style-name="ce185"/>
          <table:table-cell table:style-name="ce150"/>
          <table:table-cell table:style-name="ce156"/>
          <table:table-cell table:style-name="ce189" table:formula="of:=[.C21]-[.D21]+[.E21]" office:value-type="float" office:value="0" calcext:value-type="float">
            <text:p>- </text:p>
          </table:table-cell>
          <table:table-cell table:style-name="ce50" table:number-columns-repeated="2"/>
          <table:table-cell table:style-name="ce185"/>
          <table:table-cell table:style-name="ce194"/>
          <table:table-cell table:style-name="ce199"/>
          <table:table-cell table:style-name="ce189" table:formula="of:=[.F21]-[.I21]" office:value-type="float" office:value="0" calcext:value-type="float">
            <text:p>- </text:p>
          </table:table-cell>
          <table:table-cell table:style-name="ce212" table:formula="of:=[.L21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2"/>
          <table:table-cell table:style-name="ce115"/>
          <table:table-cell table:style-name="ce186"/>
          <table:table-cell table:style-name="ce150"/>
          <table:table-cell table:style-name="ce156"/>
          <table:table-cell table:style-name="ce189" table:formula="of:=[.C22]-[.D22]+[.E22]" office:value-type="float" office:value="0" calcext:value-type="float">
            <text:p>- </text:p>
          </table:table-cell>
          <table:table-cell table:style-name="ce50" table:number-columns-repeated="2"/>
          <table:table-cell table:style-name="ce186"/>
          <table:table-cell table:style-name="ce194"/>
          <table:table-cell table:style-name="ce199"/>
          <table:table-cell table:style-name="ce189" table:formula="of:=[.F22]-[.I22]" office:value-type="float" office:value="0" calcext:value-type="float">
            <text:p>- </text:p>
          </table:table-cell>
          <table:table-cell table:style-name="ce212" table:formula="of:=[.L22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2"/>
          <table:table-cell table:style-name="ce115"/>
          <table:table-cell table:style-name="ce186"/>
          <table:table-cell table:style-name="ce150"/>
          <table:table-cell table:style-name="ce156"/>
          <table:table-cell table:style-name="ce189" table:formula="of:=[.C23]-[.D23]+[.E23]" office:value-type="float" office:value="0" calcext:value-type="float">
            <text:p>- </text:p>
          </table:table-cell>
          <table:table-cell table:style-name="ce50" table:number-columns-repeated="2"/>
          <table:table-cell table:style-name="ce186"/>
          <table:table-cell table:style-name="ce194"/>
          <table:table-cell table:style-name="ce199"/>
          <table:table-cell table:style-name="ce189" table:formula="of:=[.F23]-[.I23]" office:value-type="float" office:value="0" calcext:value-type="float">
            <text:p>- </text:p>
          </table:table-cell>
          <table:table-cell table:style-name="ce212" table:formula="of:=[.L23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2" table:number-columns-repeated="2"/>
          <table:table-cell table:style-name="ce186"/>
          <table:table-cell table:style-name="ce150"/>
          <table:table-cell table:style-name="ce156"/>
          <table:table-cell table:style-name="ce189" table:formula="of:=[.C24]-[.D24]+[.E24]" office:value-type="float" office:value="0" calcext:value-type="float">
            <text:p>- </text:p>
          </table:table-cell>
          <table:table-cell table:style-name="ce50" table:number-columns-repeated="2"/>
          <table:table-cell table:style-name="ce187"/>
          <table:table-cell table:style-name="ce195"/>
          <table:table-cell table:style-name="ce199"/>
          <table:table-cell table:style-name="ce189" table:formula="of:=[.F24]-[.I24]" office:value-type="float" office:value="0" calcext:value-type="float">
            <text:p>- </text:p>
          </table:table-cell>
          <table:table-cell table:style-name="ce212" table:formula="of:=[.L24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5" table:number-columns-repeated="2"/>
          <table:table-cell table:style-name="ce136"/>
          <table:table-cell table:style-name="ce184" table:number-columns-repeated="2"/>
          <table:table-cell table:style-name="ce189" table:formula="of:=[.C25]-[.D25]+[.E25]" office:value-type="float" office:value="0" calcext:value-type="float">
            <text:p>- </text:p>
          </table:table-cell>
          <table:table-cell table:style-name="ce50" table:number-columns-repeated="2"/>
          <table:table-cell table:style-name="ce184"/>
          <table:table-cell table:style-name="ce194"/>
          <table:table-cell table:style-name="ce199"/>
          <table:table-cell table:style-name="ce189" table:formula="of:=[.F25]-[.I25]" office:value-type="float" office:value="0" calcext:value-type="float">
            <text:p>- </text:p>
          </table:table-cell>
          <table:table-cell table:style-name="ce212" table:formula="of:=[.L25]/[.$L$30]" office:value-type="percentage" office:value="-0" calcext:value-type="percentage">
            <text:p>0.00 %</text:p>
          </table:table-cell>
          <table:table-cell table:style-name="ce41"/>
          <table:table-cell table:style-name="ce47" table:number-columns-repeated="50"/>
          <table:table-cell table:number-columns-repeated="960"/>
        </table:table-row>
        <table:table-row table:style-name="ro1">
          <table:table-cell table:style-name="ce43" table:number-columns-repeated="2"/>
          <table:table-cell table:style-name="ce156"/>
          <table:table-cell table:style-name="ce151"/>
          <table:table-cell table:style-name="ce156"/>
          <table:table-cell table:style-name="ce189" table:formula="of:=[.C26]-[.D26]+[.E26]" office:value-type="float" office:value="0" calcext:value-type="float">
            <text:p>- </text:p>
          </table:table-cell>
          <table:table-cell table:style-name="ce50" table:number-columns-repeated="2"/>
          <table:table-cell table:style-name="ce156"/>
          <table:table-cell table:style-name="ce195"/>
          <table:table-cell table:style-name="ce199"/>
          <table:table-cell table:style-name="ce189" table:formula="of:=[.F26]-[.I26]" office:value-type="float" office:value="0" calcext:value-type="float">
            <text:p>- </text:p>
          </table:table-cell>
          <table:table-cell table:style-name="ce212" table:formula="of:=[.L26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3" table:number-columns-repeated="2"/>
          <table:table-cell table:style-name="ce156"/>
          <table:table-cell table:style-name="ce150"/>
          <table:table-cell table:style-name="ce156" table:number-columns-repeated="2"/>
          <table:table-cell table:style-name="ce44"/>
          <table:table-cell table:style-name="ce37"/>
          <table:table-cell table:style-name="ce156"/>
          <table:table-cell table:style-name="ce195"/>
          <table:table-cell table:style-name="ce199"/>
          <table:table-cell table:style-name="ce189" table:formula="of:=[.F27]-[.I27]" office:value-type="float" office:value="0" calcext:value-type="float">
            <text:p>- </text:p>
          </table:table-cell>
          <table:table-cell table:style-name="ce212" table:formula="of:=[.L27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6"/>
          <table:table-cell table:style-name="ce116"/>
          <table:table-cell table:style-name="ce188" table:number-columns-repeated="4"/>
          <table:table-cell table:style-name="ce58" table:number-columns-repeated="2"/>
          <table:table-cell table:style-name="ce188"/>
          <table:table-cell table:style-name="ce193"/>
          <table:table-cell table:style-name="ce198"/>
          <table:table-cell table:style-name="ce188"/>
          <table:table-cell table:style-name="ce213"/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4">
          <table:table-cell table:style-name="ce65"/>
          <table:table-cell table:style-name="ce117"/>
          <table:table-cell table:style-name="ce62"/>
          <table:table-cell table:style-name="ce16"/>
          <table:table-cell table:style-name="ce25"/>
          <table:table-cell table:style-name="ce27" table:number-columns-repeated="2"/>
          <table:table-cell table:style-name="ce62"/>
          <table:table-cell table:style-name="ce189"/>
          <table:table-cell table:style-name="ce196"/>
          <table:table-cell table:style-name="ce200"/>
          <table:table-cell table:style-name="ce203"/>
          <table:table-cell table:style-name="ce214"/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5">
          <table:table-cell table:style-name="ce67"/>
          <table:table-cell table:style-name="ce68" office:value-type="string" office:string-value="Total" calcext:value-type="string">
            <text:p><text:s/>Total </text:p>
          </table:table-cell>
          <table:table-cell table:style-name="ce67" table:formula="of:=SUM([.C14:.C27])" office:value-type="float" office:value="523.89" calcext:value-type="float">
            <text:p>524 </text:p>
          </table:table-cell>
          <table:table-cell table:style-name="ce67" table:formula="of:=SUM([.D14:.D27])" office:value-type="float" office:value="0" calcext:value-type="float">
            <text:p>- </text:p>
          </table:table-cell>
          <table:table-cell table:style-name="ce67" table:formula="of:=SUM([.E14:.E27])" office:value-type="float" office:value="0" calcext:value-type="float">
            <text:p>- </text:p>
          </table:table-cell>
          <table:table-cell table:style-name="ce67" table:formula="of:=SUM([.F14:.F27])" office:value-type="float" office:value="523.89" calcext:value-type="float">
            <text:p>524 </text:p>
          </table:table-cell>
          <table:table-cell table:style-name="ce67" table:number-columns-repeated="2"/>
          <table:table-cell table:style-name="ce190" table:formula="of:=SUM([.I14:.I27])" office:value-type="float" office:value="3671.75" calcext:value-type="float">
            <text:p>3672 </text:p>
          </table:table-cell>
          <table:table-cell table:style-name="ce190" table:number-columns-repeated="2"/>
          <table:table-cell table:style-name="ce190" table:formula="of:=SUM([.L14:.L27])" office:value-type="float" office:value="-3147.86" calcext:value-type="float">
            <text:p>(3148)</text:p>
          </table:table-cell>
          <table:table-cell table:style-name="ce215"/>
          <table:table-cell table:style-name="ce70"/>
          <table:table-cell table:style-name="ce71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2"/>
          <table:table-cell table:style-name="ce73" office:value-type="string" calcext:value-type="string">
            <text:p>Saldo al</text:p>
          </table:table-cell>
          <table:table-cell table:style-name="ce74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75" office:value-type="string" calcext:value-type="string">
            <text:p>Nota a los Ef's</text:p>
          </table:table-cell>
          <table:table-cell table:style-name="ce76" office:value-type="date" office:date-value="2020-12-31" calcext:value-type="date">
            <text:p>31/12/2020</text:p>
          </table:table-cell>
          <table:table-cell table:style-name="ce77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75"/>
          <table:table-cell table:style-name="ce76"/>
          <table:table-cell table:style-name="ce77"/>
          <table:table-cell table:number-columns-repeated="1020"/>
        </table:table-row>
        <table:table-row table:style-name="ro1">
          <table:table-cell/>
          <table:table-cell table:style-name="ce78" office:value-type="string" calcext:value-type="string">
            <text:p>Caja</text:p>
          </table:table-cell>
          <table:table-cell table:style-name="ce156" table:formula="of:=[.F16]" office:value-type="float" office:value="0" calcext:value-type="float">
            <text:p>- </text:p>
          </table:table-cell>
          <table:table-cell table:style-name="ce171" office:value-type="float" office:value="0" calcext:value-type="float">
            <text:p>- </text:p>
          </table:table-cell>
          <table:table-cell table:number-columns-repeated="1020"/>
        </table:table-row>
        <table:table-row table:style-name="ro1">
          <table:table-cell/>
          <table:table-cell table:style-name="ce78" office:value-type="string" calcext:value-type="string">
            <text:p>Bancos</text:p>
          </table:table-cell>
          <table:table-cell table:style-name="ce157" table:formula="of:=[.F15]" office:value-type="float" office:value="523.89" calcext:value-type="float">
            <text:p>524 </text:p>
          </table:table-cell>
          <table:table-cell table:style-name="ce156" office:value-type="float" office:value="3671.75" calcext:value-type="float">
            <text:p>3672 </text:p>
          </table:table-cell>
          <table:table-cell table:number-columns-repeated="1020"/>
        </table:table-row>
        <table:table-row table:style-name="ro1">
          <table:table-cell/>
          <table:table-cell table:style-name="ce78"/>
          <table:table-cell table:style-name="ce80"/>
          <table:table-cell table:style-name="ce81"/>
          <table:table-cell table:number-columns-repeated="1020"/>
        </table:table-row>
        <table:table-row table:style-name="ro1">
          <table:table-cell/>
          <table:table-cell table:style-name="ce75" office:value-type="string" calcext:value-type="string">
            <text:p>Total</text:p>
          </table:table-cell>
          <table:table-cell table:style-name="ce82" table:formula="of:=+SUM([.C36:.C38])" office:value-type="float" office:value="523.89" calcext:value-type="float">
            <text:p>524 </text:p>
          </table:table-cell>
          <table:table-cell table:style-name="ce83" table:formula="of:=+SUM([.D36:.D38])" office:value-type="float" office:value="3671.75" calcext:value-type="float">
            <text:p>3672 </text:p>
          </table:table-cell>
          <table:table-cell table:number-columns-repeated="1020"/>
        </table:table-row>
        <table:table-row table:style-name="ro1">
          <table:table-cell/>
          <table:table-cell table:style-name="ce84"/>
          <table:table-cell table:style-name="ce85"/>
          <table:table-cell table:style-name="ce86"/>
          <table:table-cell table:number-columns-repeated="1020"/>
        </table:table-row>
        <table:table-row table:style-name="ro1">
          <table:table-cell/>
          <table:table-cell table:style-name="ce87"/>
          <table:table-cell table:style-name="ce88"/>
          <table:table-cell table:style-name="ce89"/>
          <table:table-cell table:number-columns-repeated="1020"/>
        </table:table-row>
        <table:table-row table:style-name="ro1">
          <table:table-cell/>
          <table:table-cell table:style-name="ce90" office:value-type="string" calcext:value-type="string">
            <text:p>Trial</text:p>
          </table:table-cell>
          <table:table-cell table:style-name="ce146" office:value-type="float" office:value="0" calcext:value-type="float">
            <text:p>- </text:p>
          </table:table-cell>
          <table:table-cell table:style-name="ce162" office:value-type="float" office:value="0" calcext:value-type="float">
            <text:p>- </text:p>
          </table:table-cell>
          <table:table-cell table:number-columns-repeated="1020"/>
        </table:table-row>
        <table:table-row table:style-name="ro1">
          <table:table-cell/>
          <table:table-cell table:style-name="ce93" office:value-type="string" calcext:value-type="string">
            <text:p>Diferencia</text:p>
          </table:table-cell>
          <table:table-cell table:style-name="ce147" table:formula="of:=[.C39]-[.C42]" office:value-type="float" office:value="523.89" calcext:value-type="float">
            <text:p>524 </text:p>
          </table:table-cell>
          <table:table-cell table:style-name="ce147" table:formula="of:=[.D39]-[.D42]" office:value-type="float" office:value="3671.75" calcext:value-type="float">
            <text:p>3672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6" office:value-type="string" calcext:value-type="string">
            <text:p>Fuente:</text:p>
          </table:table-cell>
          <table:table-cell table:style-name="ce97" table:number-columns-repeated="11"/>
          <table:table-cell table:style-name="ce98"/>
          <table:table-cell table:style-name="ce97"/>
          <table:table-cell table:number-columns-repeated="1010"/>
        </table:table-row>
        <table:table-row table:style-name="ro1">
          <table:table-cell table:style-name="ce99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99"/>
          <table:table-cell table:number-columns-repeated="1023"/>
        </table:table-row>
        <table:table-row table:style-name="ro1">
          <table:table-cell table:style-name="ce100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99"/>
          <table:table-cell table:number-columns-repeated="1023"/>
        </table:table-row>
        <table:table-row table:style-name="ro1">
          <table:table-cell table:style-name="ce100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OR Bco. Mchal" table:style-name="ta2">
        <table:table-column table:style-name="co10" table:default-cell-style-name="Default"/>
        <table:table-column table:style-name="co11" table:default-cell-style-name="Default"/>
        <table:table-column table:style-name="co10" table:default-cell-style-name="ce230"/>
        <table:table-column table:style-name="co10" table:number-columns-repeated="6" table:default-cell-style-name="Default"/>
        <table:table-column table:style-name="co10" table:default-cell-style-name="ce233"/>
        <table:table-column table:style-name="co10" table:number-columns-repeated="3" table:default-cell-style-name="Default"/>
        <table:table-column table:style-name="co10" table:number-columns-repeated="2" table:default-cell-style-name="ce232"/>
        <table:table-row table:style-name="ro6" table:number-rows-repeated="3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7">
          <table:table-cell table:style-name="ce230" office:value-type="string" calcext:value-type="string">
            <text:p>1-1-1-01-03-005</text:p>
          </table:table-cell>
          <table:table-cell table:style-name="ce231" office:value-type="string" calcext:value-type="string">
            <text:p>Banco Machala Cta.# 1070987135</text:p>
          </table:table-cell>
          <table:table-cell table:style-name="ce232" office:value-type="float" office:value="3671.75" calcext:value-type="float">
            <text:p>3,671.75</text:p>
          </table:table-cell>
          <table:table-cell table:style-name="ce232" office:value-type="float" office:value="550723.04" calcext:value-type="float">
            <text:p>550,723.04</text:p>
          </table:table-cell>
          <table:table-cell table:style-name="ce232" office:value-type="float" office:value="553870.9" calcext:value-type="float">
            <text:p>553,870.90</text:p>
          </table:table-cell>
          <table:table-cell office:value-type="float" office:value="523.89" calcext:value-type="float">
            <text:p>523.89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2,546.75</text:p>
          </table:table-cell>
          <table:table-cell table:style-name="ce232" office:value-type="float" office:value="1125" calcext:value-type="float">
            <text:p>1,125.0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6102" calcext:value-type="float">
            <text:p>166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96-0 MANUEL <text:s/>NOGALES Y <text:s/>:CK-1070987135: Cance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,526.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702" calcext:value-type="float">
            <text:p>169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00175792-0 :ND:0-00175792 GSTO EXTERIOR TRANSF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313.37</text:p>
          </table:table-cell>
          <table:table-cell table:style-name="ce232" office:value-type="float" office:value="2213.38" calcext:value-type="float">
            <text:p>2,213.3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5502" calcext:value-type="float">
            <text:p>165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93-0 LAPENTTY NEIRA ANA :DB -1070987135: CANC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36.3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5602" calcext:value-type="float">
            <text:p>165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95-0 COMEXPORT S.A. :DB -1070987135: CANCELACI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9,788.37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9552" calcext:value-type="float">
            <text:p>9,552.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67802" calcext:value-type="float">
            <text:p>167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43536089-0 :DP:0-43536089 Cancelacion fact #4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35,564.37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25776" calcext:value-type="float">
            <text:p>25,776.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67902" calcext:value-type="float">
            <text:p>167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54438396-0 :DP:0-54438396 Cancelaci fact #4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35,561.85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8002" calcext:value-type="float">
            <text:p>168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0107202001-0 :ND:0-0107202001 Cargo mas iva em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34,762.65</text:p>
          </table:table-cell>
          <table:table-cell office:value-type="float" office:value="799.2" calcext:value-type="float">
            <text:p>799.2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8102" calcext:value-type="float">
            <text:p>168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3608-0 :ND:0-3608 Pago retencion iva mes Dici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34,762.4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8202" calcext:value-type="float">
            <text:p>168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03608-0 :ND:0-03608 CARGO MAS IVA COBRO SECTOR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34,147.08</text:p>
          </table:table-cell>
          <table:table-cell office:value-type="float" office:value="615.35" calcext:value-type="float">
            <text:p>615.35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8302" calcext:value-type="float">
            <text:p>168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3610-0 :ND:0-3610 Pago retenci fuente mes di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34,146.86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8402" calcext:value-type="float">
            <text:p>168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03610-0 :ND:0-03610 Cargo mas iva cobro sector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1,321.13</text:p>
          </table:table-cell>
          <table:table-cell table:style-name="ce232" office:value-type="float" office:value="22825.73" calcext:value-type="float">
            <text:p>22,825.73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402" calcext:value-type="float">
            <text:p>169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175792-0 :ND:0-175792 PAGO FACT#19082837EE COM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1,209.1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502" calcext:value-type="float">
            <text:p>169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017592-0 :ND:0-017592 TD020-19 SERV.TRANSF ENV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0,127.84</text:p>
          </table:table-cell>
          <table:table-cell table:style-name="ce232" office:value-type="float" office:value="1081.29" calcext:value-type="float">
            <text:p>1,081.29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69602" calcext:value-type="float">
            <text:p>169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0175792-0 :ND:0-0175792 Impuesto salidas de div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7,877.84</text:p>
          </table:table-cell>
          <table:table-cell table:style-name="ce232" office:value-type="float" office:value="2250" calcext:value-type="float">
            <text:p>2,250.0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5402" calcext:value-type="float">
            <text:p>165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94-0 LAPENTTY NEIRA ANA :DB -1070987135: CANC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7,723.74</text:p>
          </table:table-cell>
          <table:table-cell office:value-type="float" office:value="154.1" calcext:value-type="float">
            <text:p>154.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502" calcext:value-type="float">
            <text:p>167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104-0 GAD MUNICIPIO DE Q :DB -1070987135: PAGO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7,723.17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502" calcext:value-type="float">
            <text:p>171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550638-0 :ND:0-550638 CARGO MAS IVA POR RECAUD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6,598.17</text:p>
          </table:table-cell>
          <table:table-cell table:style-name="ce232" office:value-type="float" office:value="1125" calcext:value-type="float">
            <text:p>1,125.0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602" calcext:value-type="float">
            <text:p>167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105-0 MANUEL <text:s/>NOGALES Y <text:s/>:DB -1070987135: C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3,898.17</text:p>
          </table:table-cell>
          <table:table-cell table:style-name="ce232" office:value-type="float" office:value="2700" calcext:value-type="float">
            <text:p>2,700.0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6702" calcext:value-type="float">
            <text:p>166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97-0 LAPENTTY NEIRA ANA :DB -1070987135: CANC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,719.15</text:p>
          </table:table-cell>
          <table:table-cell table:style-name="ce232" office:value-type="float" office:value="2179.02" calcext:value-type="float">
            <text:p>2,179.0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6802" calcext:value-type="float">
            <text:p>166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98-0 GAD MUNICIPIO DE Q :DB -1070987135: PAGO 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,040.85</text:p>
          </table:table-cell>
          <table:table-cell table:style-name="ce232" office:value-type="float" office:value="2760" calcext:value-type="float">
            <text:p>2,760.0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002" calcext:value-type="float">
            <text:p>167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99-0 LAPENTTY NEIRA ANA :DB -1070987135: CANC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,072.59</text:p>
          </table:table-cell>
          <table:table-cell table:style-name="ce232" office:value-type="float" office:value="1031.74" calcext:value-type="float">
            <text:p>1,031.7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102" calcext:value-type="float">
            <text:p>167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100-0 ROCALVI S.A. :DB -1070987135: CANCELAC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,272.5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202" calcext:value-type="float">
            <text:p>167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101-0 METROMODAL S.A. :DB -1070987135: CANCELA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,146.08</text:p>
          </table:table-cell>
          <table:table-cell office:value-type="float" office:value="873.49" calcext:value-type="float">
            <text:p>873.4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302" calcext:value-type="float">
            <text:p>167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103-0 COMEXPORT S.A. :DB -1070987135: CANCELAC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6,853.92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10000" calcext:value-type="float">
            <text:p>10,000.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70402" calcext:value-type="float">
            <text:p>170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55-0 :DP:0-43536055 Abono a factura #43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1,853.92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15000" calcext:value-type="float">
            <text:p>15,000.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70502" calcext:value-type="float">
            <text:p>170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7-0 :DP:0-43536047 ABONO A FACTURA # 4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5,001.42</text:p>
          </table:table-cell>
          <table:table-cell table:style-name="ce232" office:value-type="float" office:value="6852.5" calcext:value-type="float">
            <text:p>6,852.5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602" calcext:value-type="float">
            <text:p>170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174006-0 :ND:0-174006 Pago 10% anticipo Everex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4,906.02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702" calcext:value-type="float">
            <text:p>170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0174006-0 :ND:0-0174006 Cargo mas iva por serv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4,623.39</text:p>
          </table:table-cell>
          <table:table-cell office:value-type="float" office:value="282.63" calcext:value-type="float">
            <text:p>282.63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802" calcext:value-type="float">
            <text:p>170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00174006-0 :ND:0-00174006 IMPUESTO A LA SALIDA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4,603.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0902" calcext:value-type="float">
            <text:p>170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00017406-0 :ND:0-00017406 GASTO EXTERIOR TRANS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3,864.69</text:p>
          </table:table-cell>
          <table:table-cell office:value-type="float" office:value="738.7" calcext:value-type="float">
            <text:p>738.7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002" calcext:value-type="float">
            <text:p>171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3110-0 :ND:0-3110 PAGO RETENCION IVA MES ENERO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3,281.24</text:p>
          </table:table-cell>
          <table:table-cell office:value-type="float" office:value="583.45" calcext:value-type="float">
            <text:p>583.45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102" calcext:value-type="float">
            <text:p>171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3115-0 :ND:0-3115 PAGO RETENCION FTE MES ENERO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3,281.02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202" calcext:value-type="float">
            <text:p>171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03110-0 :ND:0-03110 CARGO MAS IVA COBRO SECTOR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3,280.8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302" calcext:value-type="float">
            <text:p>171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03115-0 :ND:0-03115 CARGO MAS IVA COBRO SECTOR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43.88</text:p>
          </table:table-cell>
          <table:table-cell table:style-name="ce232" office:value-type="float" office:value="13424.68" calcext:value-type="float">
            <text:p>13,424.68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402" calcext:value-type="float">
            <text:p>171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5506380000-0 :ND:0-5506380000 Pago Liquidacio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,382.00</text:p>
          </table:table-cell>
          <table:table-cell table:style-name="ce232" office:value-type="float" office:value="1238.12" calcext:value-type="float">
            <text:p>1,238.1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702" calcext:value-type="float">
            <text:p>167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106-0 CONSOLIDADORA CALD :DB -1070987135: C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,500.25</text:p>
          </table:table-cell>
          <table:table-cell office:value-type="float" office:value="118.25" calcext:value-type="float">
            <text:p>118.2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502" calcext:value-type="float">
            <text:p>168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108-0 COMEXPORT S.A. :DB -1070987135: CANCELAC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,500.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702" calcext:value-type="float">
            <text:p>173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759340-0 :ND:0-1759340 Alcance a N/D transacc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,566.70</text:p>
          </table:table-cell>
          <table:table-cell office:value-type="float" office:value="66.25" calcext:value-type="float">
            <text:p>66.2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702" calcext:value-type="float">
            <text:p>168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109-0 ZURICH SEGUROS ECU :DB -1070987135: C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,366.7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202" calcext:value-type="float">
            <text:p>167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101-0 METROMODAL S.A. 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0,999.30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12366" calcext:value-type="float">
            <text:p>12,366.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71602" calcext:value-type="float">
            <text:p>171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DP 39770341-0 :DP:0-39770341 ANTICIPO DEL 20% POR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37,551.30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26552" calcext:value-type="float">
            <text:p>26,552.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71702" calcext:value-type="float">
            <text:p>171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DP 43536058-0 :DP:0-43536058 Pago factura #4313 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0,842.69</text:p>
          </table:table-cell>
          <table:table-cell table:style-name="ce232" office:value-type="float" office:value="16708.61" calcext:value-type="float">
            <text:p>16,708.61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802" calcext:value-type="float">
            <text:p>171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31145-0 :ND:0-131145 Pago liquidacion senae #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0,842.12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902" calcext:value-type="float">
            <text:p>171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311450-0 :ND:0-1311450 cargo mas iva recaudac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5,378.74</text:p>
          </table:table-cell>
          <table:table-cell table:style-name="ce232" office:value-type="float" office:value="5463.38" calcext:value-type="float">
            <text:p>5,463.38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002" calcext:value-type="float">
            <text:p>172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74555-0 :ND:0-174555 2do Anticipo EverExceed 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5,283.34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102" calcext:value-type="float">
            <text:p>172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74555-0 :ND:0-0174555 Cargo mas iva por serv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5,070.17</text:p>
          </table:table-cell>
          <table:table-cell office:value-type="float" office:value="213.17" calcext:value-type="float">
            <text:p>213.17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202" calcext:value-type="float">
            <text:p>172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0174555-0 :ND:0-00174555 Impuesto salida de d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5,050.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302" calcext:value-type="float">
            <text:p>1723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00174555-0 :ND:0-000174555 Gatos exterior t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4,180.17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402" calcext:value-type="float">
            <text:p>172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4628-0 :ND:0-4628 Pago retencion Ivas mes Feb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4,179.95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502" calcext:value-type="float">
            <text:p>172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4628-0 :ND:0-04628 Cargo mas iva cobro sector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3,488.67</text:p>
          </table:table-cell>
          <table:table-cell office:value-type="float" office:value="691.28" calcext:value-type="float">
            <text:p>691.28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602" calcext:value-type="float">
            <text:p>172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4634-0 :ND:0-4634 Pago retencion en la fuente 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3,488.45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2702" calcext:value-type="float">
            <text:p>172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4634-0 :ND:0-04634 Cargo mas iva cobro sector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6,636.15</text:p>
          </table:table-cell>
          <table:table-cell table:style-name="ce232" office:value-type="float" office:value="6852.3" calcext:value-type="float">
            <text:p>6,852.3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002" calcext:value-type="float">
            <text:p>173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75934-0 :ND:0-175934 2do anticipo EverExceed 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6,540.75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102" calcext:value-type="float">
            <text:p>173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75934-0 :ND:0-0175934 Cargo mas iva por serv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6,258.12</text:p>
          </table:table-cell>
          <table:table-cell office:value-type="float" office:value="282.63" calcext:value-type="float">
            <text:p>282.63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202" calcext:value-type="float">
            <text:p>173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0175934-0 :ND:0-00175934 Impuesto salida de d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6,238.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302" calcext:value-type="float">
            <text:p>1733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00175934-0 :ND:0-000175934 Gasto exterior t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778.12</text:p>
          </table:table-cell>
          <table:table-cell table:style-name="ce232" office:value-type="float" office:value="5460" calcext:value-type="float">
            <text:p>5,460.0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602" calcext:value-type="float">
            <text:p>168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107-0 LAPENTTY NEIRA ANA :DB -1070987135: C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28.1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002" calcext:value-type="float">
            <text:p>169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112-0 ROCALVI S.A. :DB -1070987135: cancelac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51,780.12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51552" calcext:value-type="float">
            <text:p>51,552.0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402" calcext:value-type="float">
            <text:p>175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C 15298402-0 :NC:0-15298402 ABONO FACTURA #4314 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51,522.49</text:p>
          </table:table-cell>
          <table:table-cell office:value-type="float" office:value="257.63" calcext:value-type="float">
            <text:p>257.6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202" calcext:value-type="float">
            <text:p>169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115-0 ZURICH SEGUROS ECU :DB -1070987135: c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51,326.4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302" calcext:value-type="float">
            <text:p>169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114-0 METROMODAL S.A. :DB -1070987135: cancela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49,076.49</text:p>
          </table:table-cell>
          <table:table-cell table:style-name="ce232" office:value-type="float" office:value="2250" calcext:value-type="float">
            <text:p>2,250.0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802" calcext:value-type="float">
            <text:p>169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 3-0 LAPENTTY NEIRA ANA :DB -1070987135: Cance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46,729.76</text:p>
          </table:table-cell>
          <table:table-cell table:style-name="ce232" office:value-type="float" office:value="2346.73" calcext:value-type="float">
            <text:p>2,346.7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0002" calcext:value-type="float">
            <text:p>170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TR 4-0 LAPENTTY NEIRA ANA :DB -1070987135: Cance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43,792.76</text:p>
          </table:table-cell>
          <table:table-cell table:style-name="ce232" office:value-type="float" office:value="2937" calcext:value-type="float">
            <text:p>2,937.0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802" calcext:value-type="float">
            <text:p>168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111-0 CONSOLIDADORA CALD :DB -1070987135: C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42,667.76</text:p>
          </table:table-cell>
          <table:table-cell table:style-name="ce232" office:value-type="float" office:value="1125" calcext:value-type="float">
            <text:p>1,125.0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902" calcext:value-type="float">
            <text:p>168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110-0 MANUEL <text:s/>NOGALES Y <text:s/>:DB -1070987135: C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42,667.5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802" calcext:value-type="float">
            <text:p>173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5298402-0 :ND:0-15298402 CARGO MAS IVA TRANSF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5,257.54</text:p>
          </table:table-cell>
          <table:table-cell table:style-name="ce232" office:value-type="float" office:value="27410" calcext:value-type="float">
            <text:p>27,410.0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3902" calcext:value-type="float">
            <text:p>173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76136-0 :ND:0-176136 3ER ANTICIPO EVEREXCEED 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5,145.5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002" calcext:value-type="float">
            <text:p>174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76136-0 :ND:0-0176136 CARGO MAS IVA TRANSFE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3,835.04</text:p>
          </table:table-cell>
          <table:table-cell table:style-name="ce232" office:value-type="float" office:value="1310.5" calcext:value-type="float">
            <text:p>1,310.5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102" calcext:value-type="float">
            <text:p>174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0176136-0 :ND:0-00176136 IMPUESTO SALIDA DIV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3,815.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202" calcext:value-type="float">
            <text:p>174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00176136-0 :ND:0-000176136 GASTO EXTERIOR T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3,812.89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302" calcext:value-type="float">
            <text:p>174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898352-0 :ND:0-898352 CARGO MAS IVA TRANSFEREN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3,092.89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402" calcext:value-type="float">
            <text:p>174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3122-0 :ND:0-03122 PAGO RTE IVA MES MARZO 20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3,092.67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502" calcext:value-type="float">
            <text:p>174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03122-0 :ND:0-003122 CARGO MAS IVA SECTOR PUB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2,529.50</text:p>
          </table:table-cell>
          <table:table-cell office:value-type="float" office:value="563.17" calcext:value-type="float">
            <text:p>563.17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602" calcext:value-type="float">
            <text:p>174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3124-0 :ND:0-3124 PAGO RTE FUENTE MES MARZO 2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2,529.28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702" calcext:value-type="float">
            <text:p>174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3124-0 :ND:0-03124 CARGO MAS IVA COBRO SECTOR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,175.72</text:p>
          </table:table-cell>
          <table:table-cell table:style-name="ce232" office:value-type="float" office:value="13705" calcext:value-type="float">
            <text:p>13,705.0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802" calcext:value-type="float">
            <text:p>174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76191-0 :ND:0-176191 4TO ABONO EVEREXCEED TD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,287.7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4902" calcext:value-type="float">
            <text:p>174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176191-0 :ND:0-0176191 CARGO MAS IVA SERV. T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,912.97</text:p>
          </table:table-cell>
          <table:table-cell office:value-type="float" office:value="625.25" calcext:value-type="float">
            <text:p>625.25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002" calcext:value-type="float">
            <text:p>175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0176191-0 :ND:0-00176191 IMPUESTO SALIDA DIV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,932.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102" calcext:value-type="float">
            <text:p>175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000176191-0 :ND:0-000176191 GASTO EXT. TRANSF.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,935.1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202" calcext:value-type="float">
            <text:p>175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868510-0 :ND:0-868510 CARGO MAS IVA TRANSF. I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8,064.88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10000" calcext:value-type="float">
            <text:p>10,000.0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302" calcext:value-type="float">
            <text:p>175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C 830330-0 :NC:0-830330 Abono Factura #4315 cli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7,828.38</text:p>
          </table:table-cell>
          <table:table-cell office:value-type="float" office:value="236.5" calcext:value-type="float">
            <text:p>236.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102" calcext:value-type="float">
            <text:p>169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113-0 COMEXPORT S.A. :DB -1070987135: cancelac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3,230.46</text:p>
          </table:table-cell>
          <table:table-cell table:style-name="ce232" office:value-type="float" office:value="4597.92" calcext:value-type="float">
            <text:p>4,597.9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0102" calcext:value-type="float">
            <text:p>1701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K 116-0 LAPENTTY NEIRA ANA :DB -1070987135: C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,587.99</text:p>
          </table:table-cell>
          <table:table-cell office:value-type="float" office:value="642.47" calcext:value-type="float">
            <text:p>642.4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0202" calcext:value-type="float">
            <text:p>1702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K 117-0 M.I. MUNICIPALIDAD :DB -1070987135: Pago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8,087.99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15500" calcext:value-type="float">
            <text:p>15,500.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75502" calcext:value-type="float">
            <text:p>1755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DP 51912157-0 :DP:0-51912157 ABONO A FACTURA <text:s/>#4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8,086.58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602" calcext:value-type="float">
            <text:p>1756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861-0 :ND:0-2861 COBRO SECTOR PUBLICO SR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8,086.36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702" calcext:value-type="float">
            <text:p>1757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8610-0 :ND:0-28610 CARGO MAS IVA COBRO SECTOR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7,330.27</text:p>
          </table:table-cell>
          <table:table-cell office:value-type="float" office:value="756.09" calcext:value-type="float">
            <text:p>756.09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802" calcext:value-type="float">
            <text:p>1758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887-0 :ND:0-2887 PAGO RTE IVA MES ABRIL 20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7,330.05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902" calcext:value-type="float">
            <text:p>1759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8870-0 :ND:0-28870 CARGO MAS IVA COBRO SECTOR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6,750.53</text:p>
          </table:table-cell>
          <table:table-cell office:value-type="float" office:value="579.52" calcext:value-type="float">
            <text:p>579.52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002" calcext:value-type="float">
            <text:p>1760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888-0 :ND:0-2888 PAGO RTE FUENTE MES ABRIL 2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6,750.31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102" calcext:value-type="float">
            <text:p>1761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8880-0 :ND:0-28880 CARGO MAS IVA COBRO SECTOR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1,286.93</text:p>
          </table:table-cell>
          <table:table-cell table:style-name="ce232" office:value-type="float" office:value="5463.38" calcext:value-type="float">
            <text:p>5,463.38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202" calcext:value-type="float">
            <text:p>1762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176608-0 :ND:0-176608 2DO ANTICIPO EVEREXCEED 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1,191.53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302" calcext:value-type="float">
            <text:p>1763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1766080-0 :ND:0-1766080 CARGO MAS IVA TRANSF. 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0,978.36</text:p>
          </table:table-cell>
          <table:table-cell office:value-type="float" office:value="213.17" calcext:value-type="float">
            <text:p>213.17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402" calcext:value-type="float">
            <text:p>1764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17660800-0 :ND:0-17660800 IMPUESTO SALIDA DE D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0,958.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502" calcext:value-type="float">
            <text:p>1765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176608000-0 :ND:0-176608000 GASTOS EXT. TRANF.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,746.64</text:p>
          </table:table-cell>
          <table:table-cell table:style-name="ce232" office:value-type="float" office:value="13705" calcext:value-type="float">
            <text:p>13,705.0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602" calcext:value-type="float">
            <text:p>1766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176769-0 :ND:0-176769 PAGO FINAL EVEREXCEED TD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,858.6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702" calcext:value-type="float">
            <text:p>1767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1767690-0 :ND:0-1767690 CARGO MAS IVA SERV. T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,543.89</text:p>
          </table:table-cell>
          <table:table-cell office:value-type="float" office:value="685.25" calcext:value-type="float">
            <text:p>685.25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802" calcext:value-type="float">
            <text:p>1768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17676900-0 :ND:0-17676900 IMPUESTO SALIDA DIV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,563.8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6902" calcext:value-type="float">
            <text:p>1769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176769000-0 :ND:0-176769000 GASTO EXT. TRANSF.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,436.11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5000" calcext:value-type="float">
            <text:p>5,000.0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7002" calcext:value-type="float">
            <text:p>1770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C 578044-0 :NC:0-578044 ABONO FACTURA #43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813.89</text:p>
          </table:table-cell>
          <table:table-cell table:style-name="ce232" office:value-type="float" office:value="2250" calcext:value-type="float">
            <text:p>2,250.0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2902" calcext:value-type="float">
            <text:p>172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7-0 LAPENTTY NEIRA ANA :DB -1070987135: Cance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9,186.11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30000" calcext:value-type="float">
            <text:p>30,000.0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502" calcext:value-type="float">
            <text:p>180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6232050000-0 :NC:0-6232050000 Pago factura #4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8,061.11</text:p>
          </table:table-cell>
          <table:table-cell table:style-name="ce232" office:value-type="float" office:value="1125" calcext:value-type="float">
            <text:p>1,125.0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0302" calcext:value-type="float">
            <text:p>170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5-0 MANUEL <text:s/>NOGALES Y <text:s/>:DB -1070987135: Pago f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6,936.11</text:p>
          </table:table-cell>
          <table:table-cell table:style-name="ce232" office:value-type="float" office:value="1125" calcext:value-type="float">
            <text:p>1,125.0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402" calcext:value-type="float">
            <text:p>178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71002-0 :ND:0-571002 Pago factura Ec. Noga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8,061.11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1125" calcext:value-type="float">
            <text:p>1,125.0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502" calcext:value-type="float">
            <text:p>178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328998-0 :NC:0-328998 Se reversa transferencia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8,06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602" calcext:value-type="float">
            <text:p>178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385281-0 :ND:0-385281 Cargo mas iva pago a prov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4,720.17</text:p>
          </table:table-cell>
          <table:table-cell table:style-name="ce232" office:value-type="float" office:value="32780.28" calcext:value-type="float">
            <text:p>32,780.28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702" calcext:value-type="float">
            <text:p>178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176883-0 :ND:0-176883 3er Anticipo Everexceed 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4,832.1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802" calcext:value-type="float">
            <text:p>178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176883-0 :ND:0-0176883 CARGO MAS IVA POR SERV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6,411.18</text:p>
          </table:table-cell>
          <table:table-cell table:style-name="ce232" office:value-type="float" office:value="1579.01" calcext:value-type="float">
            <text:p>1,579.01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8902" calcext:value-type="float">
            <text:p>178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0176883-0 :ND:0-00176883 Impuesto a la salida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6,431.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002" calcext:value-type="float">
            <text:p>179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000176883-0 :ND:0-0000176883 GASTO DEL EXTERI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6,431.4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102" calcext:value-type="float">
            <text:p>179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15442899-0 :ND:0-015442899 CARGO MAS IVA TRA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7,337.65</text:p>
          </table:table-cell>
          <table:table-cell office:value-type="float" office:value="906.25" calcext:value-type="float">
            <text:p>906.25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202" calcext:value-type="float">
            <text:p>179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3688-0 :ND:0-03688 Pago SRI retencion Iva mes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7,337.87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302" calcext:value-type="float">
            <text:p>179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3688-0 :ND:0-3688 CARGO MAS IVA COBRO SECTOR P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8,042.04</text:p>
          </table:table-cell>
          <table:table-cell office:value-type="float" office:value="704.17" calcext:value-type="float">
            <text:p>704.17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402" calcext:value-type="float">
            <text:p>179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3689-0 :ND:0-03689 Pago SRI Retencion Fuente 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8,042.26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502" calcext:value-type="float">
            <text:p>179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3689-0 :ND:0-3689 CARGO MAS IVA COBRO SECTOR P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6,706.11</text:p>
          </table:table-cell>
          <table:table-cell table:style-name="ce232" office:value-type="float" office:value="28663.85" calcext:value-type="float">
            <text:p>28,663.85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602" calcext:value-type="float">
            <text:p>179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716784-0 :ND:0-716784 Pago Liquidacion #41032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6,706.68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702" calcext:value-type="float">
            <text:p>179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7167840-0 :ND:0-7167840 CARGO MAS IVA POR RECA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6,707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802" calcext:value-type="float">
            <text:p>179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724212-0 :ND:0-724212 CARGO MAS IVA PAGOS A PR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6,708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902" calcext:value-type="float">
            <text:p>179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724213-0 :ND:0-724213 CARGO MAS IVA PAGOS A PR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78,708.68</text:p>
          </table:table-cell>
          <table:table-cell table:style-name="ce232" office:value-type="float" office:value="42000" calcext:value-type="float">
            <text:p>42,000.0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002" calcext:value-type="float">
            <text:p>180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15442899-0 :ND:0-15442899 Pago facturas #4315 #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08,708.68</text:p>
          </table:table-cell>
          <table:table-cell table:style-name="ce232" office:value-type="float" office:value="30000" calcext:value-type="float">
            <text:p>30,000.0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102" calcext:value-type="float">
            <text:p>180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6232050-0 :ND:0-6232050 Pago factura #4316 cli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66,708.68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42000" calcext:value-type="float">
            <text:p>42,000.0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202" calcext:value-type="float">
            <text:p>180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15442899-0 :NC:0-15442899 Se reversa ND #1800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6,708.68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30000" calcext:value-type="float">
            <text:p>30,000.0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302" calcext:value-type="float">
            <text:p>180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623205-0 :NC:0-623205 Se reversa ND #1801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5,291.32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42000" calcext:value-type="float">
            <text:p>42,000.0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402" calcext:value-type="float">
            <text:p>180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0015442899-0 :NC:0-0015442899 Pago facturas #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,715.32</text:p>
          </table:table-cell>
          <table:table-cell table:style-name="ce232" office:value-type="float" office:value="2576" calcext:value-type="float">
            <text:p>2,576.0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2802" calcext:value-type="float">
            <text:p>172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6-0 LAPENTTY NEIRA ANA :DB -1070987135: CANCE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,590.32</text:p>
          </table:table-cell>
          <table:table-cell table:style-name="ce232" office:value-type="float" office:value="1125" calcext:value-type="float">
            <text:p>1,125.0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902" calcext:value-type="float">
            <text:p>177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16-0 MANUEL <text:s/>NOGALES Y <text:s/>:DB -1070987135: Canc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,589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902" calcext:value-type="float">
            <text:p>182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71384-0 :ND:0-271384 CARGO MAS IVA PAGOS A PR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,828.24</text:p>
          </table:table-cell>
          <table:table-cell table:style-name="ce232" office:value-type="float" office:value="4417.56" calcext:value-type="float">
            <text:p>4,417.5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3502" calcext:value-type="float">
            <text:p>173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-0 LAPENTTY NEIRA ANA :DB -1070987135: CANCE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5,128.24</text:p>
          </table:table-cell>
          <table:table-cell table:style-name="ce232" office:value-type="float" office:value="2300" calcext:value-type="float">
            <text:p>2,300.0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3602" calcext:value-type="float">
            <text:p>173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9-0 LAPENTTY NEIRA ANA :DB -1070987135: CANCE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5,326.24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102" calcext:value-type="float">
            <text:p>177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12-0 METROMODAL S.A. :DB -1070987135: Cancelac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5,588.44</text:p>
          </table:table-cell>
          <table:table-cell office:value-type="float" office:value="262.2" calcext:value-type="float">
            <text:p>262.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202" calcext:value-type="float">
            <text:p>177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10-0 ROCALVI S.A. :DB -1070987135: CANCELACIO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6,147.00</text:p>
          </table:table-cell>
          <table:table-cell office:value-type="float" office:value="558.56" calcext:value-type="float">
            <text:p>558.5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302" calcext:value-type="float">
            <text:p>177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11-0 ZURICH SEGUROS ECU :DB -1070987135: CANC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9,076.44</text:p>
          </table:table-cell>
          <table:table-cell table:style-name="ce232" office:value-type="float" office:value="2929.44" calcext:value-type="float">
            <text:p>2,929.4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502" calcext:value-type="float">
            <text:p>177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13-0 CONSOLIDADORA CALD :DB -1070987135: Canc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9,510.71</text:p>
          </table:table-cell>
          <table:table-cell office:value-type="float" office:value="434.27" calcext:value-type="float">
            <text:p>434.2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602" calcext:value-type="float">
            <text:p>177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14-0 COMEXPORT S.A. :DB -1070987135: Cancelaci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0,635.71</text:p>
          </table:table-cell>
          <table:table-cell table:style-name="ce232" office:value-type="float" office:value="1125" calcext:value-type="float">
            <text:p>1,125.0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802" calcext:value-type="float">
            <text:p>177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15-0 MANUEL <text:s/>NOGALES Y <text:s/>:DB -1070987135: Canc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1,421.71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602" calcext:value-type="float">
            <text:p>180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3225-0 :ND:0-03225 Pago SRI retenciones iva 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1,421.9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702" calcext:value-type="float">
            <text:p>180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225-0 :ND:0-3225 CARGO MAS IVA COBRO SECTOR P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2,083.67</text:p>
          </table:table-cell>
          <table:table-cell office:value-type="float" office:value="661.74" calcext:value-type="float">
            <text:p>661.74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802" calcext:value-type="float">
            <text:p>180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3231-0 :ND:0-03231 Pago SRI retenciones en la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2,083.89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902" calcext:value-type="float">
            <text:p>180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231-0 :ND:0-3231 CARGO MAS IVA COBRO SECTOR P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3,013.65</text:p>
          </table:table-cell>
          <table:table-cell table:style-name="ce232" office:value-type="float" office:value="10929.76" calcext:value-type="float">
            <text:p>10,929.76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002" calcext:value-type="float">
            <text:p>181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177532-0 :ND:0-0177532 Pago final proveedor Ev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3,125.6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102" calcext:value-type="float">
            <text:p>181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7532-0 :ND:0-177532 CARGO MAS IVA POR SERV.T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3,612.14</text:p>
          </table:table-cell>
          <table:table-cell office:value-type="float" office:value="486.49" calcext:value-type="float">
            <text:p>486.49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202" calcext:value-type="float">
            <text:p>181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177532-0 :ND:0-00177532 Impuesto salida div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3,632.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302" calcext:value-type="float">
            <text:p>181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00177532-0 :ND:0-0000177532 GASTO DEL EXTERI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3,633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402" calcext:value-type="float">
            <text:p>181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846030000-0 :ND:0-5846030000 CARGO MAS IVA P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3,634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502" calcext:value-type="float">
            <text:p>181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846040000-0 :ND:0-5846040000 CARGO MAS IVA P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3,635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602" calcext:value-type="float">
            <text:p>181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57587-0 :ND:0-757587 CARGO MAS IVA PAGOS A PR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3,636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702" calcext:value-type="float">
            <text:p>181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57588-0 :ND:0-757588 CARGO MAS IVA PAGOS A PR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3,637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802" calcext:value-type="float">
            <text:p>181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57589-0 :ND:0-757589 CARGO MAS IVA PAGOS A PR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3,638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1902" calcext:value-type="float">
            <text:p>181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57590-0 :ND:0-757590 CARGO MAS IVA PAGOS A PR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7,630.91</text:p>
          </table:table-cell>
          <table:table-cell table:style-name="ce232" office:value-type="float" office:value="13992.77" calcext:value-type="float">
            <text:p>13,992.77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002" calcext:value-type="float">
            <text:p>182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00177695-0 :ND:0-0000177695 Anticipo 10% Ev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7,742.9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102" calcext:value-type="float">
            <text:p>182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0177695-0 :ND:0-000177695 CARGO MAS IVA POR 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8,442.55</text:p>
          </table:table-cell>
          <table:table-cell office:value-type="float" office:value="699.64" calcext:value-type="float">
            <text:p>699.64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202" calcext:value-type="float">
            <text:p>182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177695-0 :ND:0-00177695 IMPUESTO SALIDA DIVI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8,462.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302" calcext:value-type="float">
            <text:p>182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177695-0 :ND:0-0177695 GASTO DEL EXTERIOR T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61,528.19</text:p>
          </table:table-cell>
          <table:table-cell table:style-name="ce232" office:value-type="float" office:value="23065.64" calcext:value-type="float">
            <text:p>23,065.64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402" calcext:value-type="float">
            <text:p>182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35847-0 :ND:0-035847 Liquidacion #41122234 TD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61,528.76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502" calcext:value-type="float">
            <text:p>182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5847-0 :ND:0-35847 CARGO MAS IVA POR RECAUDAC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48,528.76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13000" calcext:value-type="float">
            <text:p>13,000.0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602" calcext:value-type="float">
            <text:p>182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403075-0 :NC:0-403075 Pago fact #4316 cliente 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8,528.76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10000" calcext:value-type="float">
            <text:p>10,000.0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702" calcext:value-type="float">
            <text:p>182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673649-0 :NC:0-673649 Pago facturas #4316-4317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,471.24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40000" calcext:value-type="float">
            <text:p>40,000.0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802" calcext:value-type="float">
            <text:p>182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791127-0 :NC:0-791127 Pago factura #4317 cli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,047.14</text:p>
          </table:table-cell>
          <table:table-cell office:value-type="float" office:value="424.1" calcext:value-type="float">
            <text:p>424.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3402" calcext:value-type="float">
            <text:p>173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K 118-0 SUPERINTENDENCIA D :DB -1070987135: Pago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51.95</text:p>
          </table:table-cell>
          <table:table-cell office:value-type="float" office:value="795.19" calcext:value-type="float">
            <text:p>795.19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102" calcext:value-type="float">
            <text:p>183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2893-0 :ND:0-2893 SRI - Cancelaci de Retenci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141.35</text:p>
          </table:table-cell>
          <table:table-cell office:value-type="float" office:value="393.3" calcext:value-type="float">
            <text:p>393.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302" calcext:value-type="float">
            <text:p>178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20-0 COMEXPORT S.A. :DB -1070987135: Cancelaci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2,858.65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13000" calcext:value-type="float">
            <text:p>13,000.0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202" calcext:value-type="float">
            <text:p>183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2975680000-0 :NC:0-2975680000 Telconet - Factu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45,858.65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33000" calcext:value-type="float">
            <text:p>33,000.0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302" calcext:value-type="float">
            <text:p>183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7112320000-0 :NC:0-7112320000 Telconet - Factur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<text:s/>45,853.86</text:p>
          </table:table-cell>
          <table:table-cell office:value-type="float" office:value="4.79" calcext:value-type="float">
            <text:p>4.79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402" calcext:value-type="float">
            <text:p>183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31082020-1 :ND:1-31082020 D饕ito Bancario por 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44,514.58</text:p>
          </table:table-cell>
          <table:table-cell table:style-name="ce232" office:value-type="float" office:value="1339.28" calcext:value-type="float">
            <text:p>1,339.28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702" calcext:value-type="float">
            <text:p>183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78197-0 :ND:0-178197 EverExceed - PO #TD023-20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<text:s/>44,402.5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802" calcext:value-type="float">
            <text:p>183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0178197-1 :ND:1-0178197 D饕ito Bancario por Ser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<text:s/>44,382.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902" calcext:value-type="float">
            <text:p>183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0178197-2 :ND:2-0178197 D饕ito Bancario por S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43,257.58</text:p>
          </table:table-cell>
          <table:table-cell table:style-name="ce232" office:value-type="float" office:value="1125" calcext:value-type="float">
            <text:p>1,125.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3502" calcext:value-type="float">
            <text:p>183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21-0 MANUEL <text:s/>NOGALES Y <text:s/>:DB -1070987135: Manu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5,272.04</text:p>
          </table:table-cell>
          <table:table-cell table:style-name="ce232" office:value-type="float" office:value="27985.54" calcext:value-type="float">
            <text:p>27,985.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3602" calcext:value-type="float">
            <text:p>183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22-0 EVEREXCEED CORPORA :DB -1070987135: EverE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5,372.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45002" calcext:value-type="float">
            <text:p>14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20-0 SERVICIOS DE RENTA 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3,122.04</text:p>
          </table:table-cell>
          <table:table-cell table:style-name="ce232" office:value-type="float" office:value="2250" calcext:value-type="float">
            <text:p>2,250.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002" calcext:value-type="float">
            <text:p>178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7-0 LAPENTTY NEIRA ANA :DB -1070987135: Canc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0,822.04</text:p>
          </table:table-cell>
          <table:table-cell table:style-name="ce232" office:value-type="float" office:value="2300" calcext:value-type="float">
            <text:p>2,300.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102" calcext:value-type="float">
            <text:p>178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8-0 LAPENTTY NEIRA ANA :DB -1070987135: Canc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9,893.42</text:p>
          </table:table-cell>
          <table:table-cell office:value-type="float" office:value="928.62" calcext:value-type="float">
            <text:p>928.6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202" calcext:value-type="float">
            <text:p>178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9-0 KRESTON AUDIT SERV :DB -1070987135: Canc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8,861.08</text:p>
          </table:table-cell>
          <table:table-cell table:style-name="ce232" office:value-type="float" office:value="1032.34" calcext:value-type="float">
            <text:p>1,032.34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002" calcext:value-type="float">
            <text:p>183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2891-0 :ND:0-2891 SRI - Cancelaci de Impuest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61,102.77</text:p>
          </table:table-cell>
          <table:table-cell table:style-name="ce232" office:value-type="float" office:value="69963.85" calcext:value-type="float">
            <text:p>69,963.8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802" calcext:value-type="float">
            <text:p>184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31-0 EVEREXCEED CORPORA :DB -1070987135: EverE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61,852.77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5602" calcext:value-type="float">
            <text:p>185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5347-0 :ND:0-5347 SRI - Cancelaci de Impuest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64,102.77</text:p>
          </table:table-cell>
          <table:table-cell table:style-name="ce232" office:value-type="float" office:value="2250" calcext:value-type="float">
            <text:p>2,250.0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002" calcext:value-type="float">
            <text:p>184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4-0 LAPENTTY NEIRA ANA :DB -1070987135: Kath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64,300.77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102" calcext:value-type="float">
            <text:p>184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3-0 METROMODAL S.A. :DB -1070987135: Metromod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65,587.17</text:p>
          </table:table-cell>
          <table:table-cell table:style-name="ce232" office:value-type="float" office:value="1286.4" calcext:value-type="float">
            <text:p>1,286.4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202" calcext:value-type="float">
            <text:p>184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5-0 ROCALVI S.A. :DB -1070987135: Rocalvi Pag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68,674.30</text:p>
          </table:table-cell>
          <table:table-cell table:style-name="ce232" office:value-type="float" office:value="3087.13" calcext:value-type="float">
            <text:p>3,087.1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302" calcext:value-type="float">
            <text:p>184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6-0 CONSOLIDADORA CALD :DB -1070987135: Conso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69,283.37</text:p>
          </table:table-cell>
          <table:table-cell office:value-type="float" office:value="609.07" calcext:value-type="float">
            <text:p>609.0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402" calcext:value-type="float">
            <text:p>184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7-0 COMEXPORT S.A. :DB -1070987135: Comexport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71,535.44</text:p>
          </table:table-cell>
          <table:table-cell table:style-name="ce232" office:value-type="float" office:value="2252.07" calcext:value-type="float">
            <text:p>2,252.0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502" calcext:value-type="float">
            <text:p>184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8-0 LAPENTTY NEIRA ANA :DB -1070987135: Kath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72,660.44</text:p>
          </table:table-cell>
          <table:table-cell table:style-name="ce232" office:value-type="float" office:value="1125" calcext:value-type="float">
            <text:p>1,125.0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702" calcext:value-type="float">
            <text:p>184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30-0 MANUEL <text:s/>NOGALES Y <text:s/>:DB -1070987135: MANU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7,339.60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80000.04" calcext:value-type="float">
            <text:p>80,000.04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4902" calcext:value-type="float">
            <text:p>184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251421-1 :NC:1-251421 Telconet - Fact #4319-432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<text:s/>7,319.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5002" calcext:value-type="float">
            <text:p>185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128373-1 :ND:1-128373 D饕ito Bancario por Servi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<text:s/>7,207.6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5102" calcext:value-type="float">
            <text:p>185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128373-2 :ND:2-128373 D饕ito Bancario por Serv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3,769.41</text:p>
          </table:table-cell>
          <table:table-cell table:style-name="ce232" office:value-type="float" office:value="3438.19" calcext:value-type="float">
            <text:p>3,438.19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5202" calcext:value-type="float">
            <text:p>185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128373-3 :ND:3-128373 EverExceed - PO #TD023-20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<text:s/>3,768.97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5302" calcext:value-type="float">
            <text:p>185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15092020-1 :ND:1-15092020 D饕ito Bancario por S</text:p>
          </table:table-cell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<text:s/>3,758.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5402" calcext:value-type="float">
            <text:p>185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30092020-1 :ND:1-30092020 D饕ito Bancario por 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3,160.04</text:p>
          </table:table-cell>
          <table:table-cell office:value-type="float" office:value="598.93" calcext:value-type="float">
            <text:p>598.9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5502" calcext:value-type="float">
            <text:p>185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5337-0 :ND:0-5337 SRI - Cancelaci de Retenci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3,138.43</text:p>
          </table:table-cell>
          <table:table-cell office:value-type="float" office:value="21.61" calcext:value-type="float">
            <text:p>21.6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602" calcext:value-type="float">
            <text:p>184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9-0 HENK CENTENO FREDD :DB -1070987135: Henk 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2,478.56</text:p>
          </table:table-cell>
          <table:table-cell office:value-type="float" office:value="659.87" calcext:value-type="float">
            <text:p>659.8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5702" calcext:value-type="float">
            <text:p>185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32-0 ZURICH SEGUROS ECU :DB -1070987135: ZURI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38.56</text:p>
          </table:table-cell>
          <table:table-cell table:style-name="ce232" office:value-type="float" office:value="2340" calcext:value-type="float">
            <text:p>2,340.0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5802" calcext:value-type="float">
            <text:p>185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33-0 LAPENTTY NEIRA ANA :DB -1070987135: Lap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27,846.98</text:p>
          </table:table-cell>
          <table:table-cell table:style-name="ce232" office:value-type="float" office:value="27985.54" calcext:value-type="float">
            <text:p>27,985.54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6002" calcext:value-type="float">
            <text:p>186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35-0 EVEREXCEED CORPORA :DB -1070987135: EverE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0,559.43</text:p>
          </table:table-cell>
          <table:table-cell table:style-name="ce232" office:value-type="float" office:value="2712.45" calcext:value-type="float">
            <text:p>2,712.4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5902" calcext:value-type="float">
            <text:p>185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34-0 LAPENTTY NEIRA ANA :DB -1070987135: Lap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1,684.43</text:p>
          </table:table-cell>
          <table:table-cell table:style-name="ce232" office:value-type="float" office:value="1125" calcext:value-type="float">
            <text:p>1,125.0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6102" calcext:value-type="float">
            <text:p>186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36-0 MANUEL <text:s/>NOGALES Y <text:s/>:DB -1070987135: MANU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33,023.71</text:p>
          </table:table-cell>
          <table:table-cell table:style-name="ce232" office:value-type="float" office:value="1339.28" calcext:value-type="float">
            <text:p>1,339.28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402" calcext:value-type="float">
            <text:p>186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22553-1 :ND:1-122553 EverExceed - PO #TD023-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,976.29</text:p>
          </table:table-cell>
          <table:table-cell office:value-type="float" office:value="0" calcext:value-type="float">
            <text:p>0</text:p>
          </table:table-cell>
          <table:table-cell table:style-name="ce232" office:value-type="float" office:value="35000" calcext:value-type="float">
            <text:p>35,000.0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7102" calcext:value-type="float">
            <text:p>187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593352-0 :NC:0-593352 Telconet - Fact #4321-4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,956.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602" calcext:value-type="float">
            <text:p>186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22553-3 :ND:3-122553 GASTO DEL EXTERIOR TRANS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,952.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702" calcext:value-type="float">
            <text:p>186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29102020-0 :ND:0-29102020 CARGO MAS IVA PAGOS 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,951.85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802" calcext:value-type="float">
            <text:p>186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5102020-0 :ND:0-15102020 CARGO MAS IVA COBRO 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1,379.64</text:p>
          </table:table-cell>
          <table:table-cell office:value-type="float" office:value="572.21" calcext:value-type="float">
            <text:p>572.21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902" calcext:value-type="float">
            <text:p>186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2989-0 :ND:0-2989 Pago SRI retenciones en la f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635.89</text:p>
          </table:table-cell>
          <table:table-cell office:value-type="float" office:value="743.75" calcext:value-type="float">
            <text:p>743.75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7002" calcext:value-type="float">
            <text:p>187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2995-0 :ND:0-2995 Pago SRI retenciones iva mes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523.8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6502" calcext:value-type="float">
            <text:p>186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122553-2 :ND:2-122553 CARGO MAS IVA POR SERV.T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text>-</number:text>
      <number:number number:decimal-places="0" loext:min-decimal-places="0" number:min-integer-digits="1"/>
      <number:text> </number:text>
    </number:number-style>
    <number:number-style style:name="N114">
      <number:text>- </number:text>
    </number:number-style>
    <number:number-style style:name="N115P0" style:volatile="true">
      <number:number number:decimal-places="0" loext:min-decimal-places="0" number:min-integer-digits="1"/>
      <number:text> </number:text>
    </number:number-style>
    <number:number-style style:name="N115P1" style:volatile="true">
      <number:text>-</number:text>
      <number:number number:decimal-places="0" loext:min-decimal-places="0" number:min-integer-digits="1"/>
      <number:text> </number:text>
    </number:number-style>
    <number:number-style style:name="N115P2" style:volatile="true"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text>(</number:text>
      <number:number number:decimal-places="0" loext:min-decimal-places="0" number:min-integer-digits="1"/>
      <number:text>)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currency-style style:name="N121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 number:style="long"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loext:text> $ </loext:text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1:53:02.7726810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1-15T12:19:43.462672794</dc:date>
    <meta:editing-cycles>4</meta:editing-cycles>
    <meta:editing-duration>PT45M43S</meta:editing-duration>
    <meta:document-statistic meta:table-count="2" meta:cell-count="1969" meta:object-count="0"/>
  </office:meta>
</office:document-meta>
</file>